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33d7" officeooo:paragraph-rsid="000833d7"/>
    </style:style>
    <style:style style:name="P2" style:family="paragraph" style:parent-style-name="Standard">
      <style:text-properties officeooo:rsid="0009481d" officeooo:paragraph-rsid="0009481d"/>
    </style:style>
    <style:style style:name="P3" style:family="paragraph" style:parent-style-name="Standard">
      <style:text-properties officeooo:rsid="000b24d7" officeooo:paragraph-rsid="000b24d7"/>
    </style:style>
    <style:style style:name="T1" style:family="text">
      <style:text-properties officeooo:rsid="000b24d7"/>
    </style:style>
    <style:style style:name="T2" style:family="text">
      <style:text-properties officeooo:rsid="000b61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back! In this video we are going to learn how to write our own iterators. </text:p>
      <text:p text:style-name="P1"/>
      <text:p text:style-name="P2">Up to this point, we have seen how to use all kinds of iterators provided by the STL, but what do we do if we can’t find an iterator that meets our use case, or if we need to make our own iterator, perhaps for a container that we wrote. We can easily define our own iterators and use them anywhere an iterator is expected. </text:p>
      <text:p text:style-name="P2"/>
      <text:p text:style-name="P2">There are two methods to make your own iterator in C++, The first method im going to show was deprecated in C++17, which means it will still work, but will give warnings during compiling. Going forward after C++20 is released, it may not work anymore. The reason I’m still showing you this is because you may come across older code written this way and you will know how to update it. The first way is to create a class that <text:span text:style-name="T1">inherits</text:span> from the std::iterator class. This class does not define any behavior but does define the requited list of traits every iterator needs to have. </text:p>
      <text:p text:style-name="P2"/>
      <text:p text:style-name="P2">Then to define your class you would simply pass in the required parameters. Some are optional, and both of these examples will produce the same result. </text:p>
      <text:p text:style-name="P2"/>
      <text:p text:style-name="P3">The second, and proper way to define an iterator as of C++17 is to typedef the proper named types needed for the iterator traits. Pretty simple right? </text:p>
      <text:p text:style-name="P3"/>
      <text:p text:style-name="P3">Now you must implement the required operator overloads to fulfill the contract for the specific type of iterator you are trying to make. </text:p>
      <text:p text:style-name="P3"/>
      <text:p text:style-name="P3">This may seem overwhelming, but once you see our code example, it will all make sense. Also, keep in mind that there is no requirement that iterators be backed by any containers. In fact one cool think to do with iterators is to make <text:span text:style-name="T2">generators.</text:span> Lets take a look at an examples</text:p>
      <text:p text:style-name="P3"/>
      <text:p text:style-name="P3">&lt;code example&gt;</text:p>
      <text:p text:style-name="P3"/>
      <text:p text:style-name="P3">In the next video we will be working on our section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9:06:13.434755726</meta:creation-date>
    <dc:date>2019-02-09T19:20:42.556961878</dc:date>
    <meta:editing-duration>PT14M27S</meta:editing-duration>
    <meta:editing-cycles>4</meta:editing-cycles>
    <meta:generator>LibreOffice/6.0.7.3$Linux_X86_64 LibreOffice_project/00m0$Build-3</meta:generator>
    <meta:document-statistic meta:table-count="0" meta:image-count="0" meta:object-count="0" meta:page-count="1" meta:paragraph-count="9" meta:word-count="328" meta:character-count="1775" meta:non-whitespace-character-count="1449"/>
  </office:meta>
</office:document-meta>
</file>